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font-face-decls>
    <style:font-face style:name="Calibri" svg:font-family="Calibri"/>
  </office:font-face-decls>
  <office:automatic-styles>
    <style:style style:name="ce1" style:family="table-cell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scripts/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style-name="ta1" table:name="Tabela">
        <table:table-row table:style-name="ro1">
          <table:table-cell table:style-name="ce1" office:value-type="string">
            <text:p>Tabela 6972 - Despesa monetária e não monetária média mensal familiar, com alimentação, - valor e distribuição - por classes de rendimento total e variação patrimonial mensal familiar, segundo os tipos de despesa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Variável - Despesa monetária e não monetária média mensal familiar (Reais)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Ano - 2018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Unidade da Federação</text:p>
          </table:table-cell>
          <table:table-cell table:style-name="ce1" office:value-type="string">
            <text:p>Classes de rendimento total e variação patrimonial mensal familiar x Tipos de despesa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té 1.908 Reais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>Mais de 1.908 a 2.862 Reais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>Mais de 2.862 a 5.724 Reais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>Mais de 5.724 a 9.540 Reais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>Mais de 9.540 a 14.310 Reais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>Mais de 14.310 a 23.850 Reais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>Mais de 23.850 Reais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1Despesas com alimentação</text:p>
          </table:table-cell>
          <table:table-cell table:style-name="ce1" office:value-type="string">
            <text:p>2Alimentação no domicílio</text:p>
          </table:table-cell>
          <table:table-cell table:style-name="ce1" office:value-type="string">
            <text:p>3Alimentação fora do domicílio</text:p>
          </table:table-cell>
          <table:table-cell table:style-name="ce1" office:value-type="string">
            <text:p>1Despesas com alimentação</text:p>
          </table:table-cell>
          <table:table-cell table:style-name="ce1" office:value-type="string">
            <text:p>2Alimentação no domicílio</text:p>
          </table:table-cell>
          <table:table-cell table:style-name="ce1" office:value-type="string">
            <text:p>3Alimentação fora do domicílio</text:p>
          </table:table-cell>
          <table:table-cell table:style-name="ce1" office:value-type="string">
            <text:p>1Despesas com alimentação</text:p>
          </table:table-cell>
          <table:table-cell table:style-name="ce1" office:value-type="string">
            <text:p>2Alimentação no domicílio</text:p>
          </table:table-cell>
          <table:table-cell table:style-name="ce1" office:value-type="string">
            <text:p>3Alimentação fora do domicílio</text:p>
          </table:table-cell>
          <table:table-cell table:style-name="ce1" office:value-type="string">
            <text:p>1Despesas com alimentação</text:p>
          </table:table-cell>
          <table:table-cell table:style-name="ce1" office:value-type="string">
            <text:p>2Alimentação no domicílio</text:p>
          </table:table-cell>
          <table:table-cell table:style-name="ce1" office:value-type="string">
            <text:p>3Alimentação fora do domicílio</text:p>
          </table:table-cell>
          <table:table-cell table:style-name="ce1" office:value-type="string">
            <text:p>1Despesas com alimentação</text:p>
          </table:table-cell>
          <table:table-cell table:style-name="ce1" office:value-type="string">
            <text:p>2Alimentação no domicílio</text:p>
          </table:table-cell>
          <table:table-cell table:style-name="ce1" office:value-type="string">
            <text:p>3Alimentação fora do domicílio</text:p>
          </table:table-cell>
          <table:table-cell table:style-name="ce1" office:value-type="string">
            <text:p>1Despesas com alimentação</text:p>
          </table:table-cell>
          <table:table-cell table:style-name="ce1" office:value-type="string">
            <text:p>2Alimentação no domicílio</text:p>
          </table:table-cell>
          <table:table-cell table:style-name="ce1" office:value-type="string">
            <text:p>3Alimentação fora do domicílio</text:p>
          </table:table-cell>
          <table:table-cell table:style-name="ce1" office:value-type="string">
            <text:p>1Despesas com alimentação</text:p>
          </table:table-cell>
          <table:table-cell table:style-name="ce1" office:value-type="string">
            <text:p>2Alimentação no domicílio</text:p>
          </table:table-cell>
          <table:table-cell table:style-name="ce1" office:value-type="string">
            <text:p>3Alimentação fora do domicílio</text:p>
          </table:table-cell>
        </table:table-row>
        <table:table-row table:style-name="ro1">
          <table:table-cell table:style-name="ce1" office:value-type="string">
            <text:p>Rondônia</text:p>
          </table:table-cell>
          <table:table-cell table:style-name="ce1" office:value-type="float" office:value="203.78"/>
          <table:table-cell table:style-name="ce1" office:value-type="float" office:value="163.82"/>
          <table:table-cell table:style-name="ce1" office:value-type="float" office:value="39.95"/>
          <table:table-cell table:style-name="ce1" office:value-type="float" office:value="290.27"/>
          <table:table-cell table:style-name="ce1" office:value-type="float" office:value="198.40"/>
          <table:table-cell table:style-name="ce1" office:value-type="float" office:value="91.87"/>
          <table:table-cell table:style-name="ce1" office:value-type="float" office:value="456.11"/>
          <table:table-cell table:style-name="ce1" office:value-type="float" office:value="342.41"/>
          <table:table-cell table:style-name="ce1" office:value-type="float" office:value="113.70"/>
          <table:table-cell table:style-name="ce1" office:value-type="float" office:value="624.25"/>
          <table:table-cell table:style-name="ce1" office:value-type="float" office:value="410.15"/>
          <table:table-cell table:style-name="ce1" office:value-type="float" office:value="214.10"/>
          <table:table-cell table:style-name="ce1" office:value-type="float" office:value="939.99"/>
          <table:table-cell table:style-name="ce1" office:value-type="float" office:value="637.89"/>
          <table:table-cell table:style-name="ce1" office:value-type="float" office:value="302.10"/>
          <table:table-cell table:style-name="ce1" office:value-type="float" office:value="904.45"/>
          <table:table-cell table:style-name="ce1" office:value-type="float" office:value="490.84"/>
          <table:table-cell table:style-name="ce1" office:value-type="float" office:value="413.62"/>
          <table:table-cell table:style-name="ce1" office:value-type="float" office:value="1063.53"/>
          <table:table-cell table:style-name="ce1" office:value-type="float" office:value="460.10"/>
          <table:table-cell table:style-name="ce1" office:value-type="float" office:value="603.44"/>
        </table:table-row>
        <table:table-row table:style-name="ro1">
          <table:table-cell table:style-name="ce1" office:value-type="string">
            <text:p>Acre</text:p>
          </table:table-cell>
          <table:table-cell table:style-name="ce1" office:value-type="float" office:value="473.75"/>
          <table:table-cell table:style-name="ce1" office:value-type="float" office:value="359.27"/>
          <table:table-cell table:style-name="ce1" office:value-type="float" office:value="114.47"/>
          <table:table-cell table:style-name="ce1" office:value-type="float" office:value="592.63"/>
          <table:table-cell table:style-name="ce1" office:value-type="float" office:value="416.56"/>
          <table:table-cell table:style-name="ce1" office:value-type="float" office:value="176.07"/>
          <table:table-cell table:style-name="ce1" office:value-type="float" office:value="767.97"/>
          <table:table-cell table:style-name="ce1" office:value-type="float" office:value="541.50"/>
          <table:table-cell table:style-name="ce1" office:value-type="float" office:value="226.47"/>
          <table:table-cell table:style-name="ce1" office:value-type="float" office:value="822.06"/>
          <table:table-cell table:style-name="ce1" office:value-type="float" office:value="484.06"/>
          <table:table-cell table:style-name="ce1" office:value-type="float" office:value="338.00"/>
          <table:table-cell table:style-name="ce1" office:value-type="float" office:value="868.57"/>
          <table:table-cell table:style-name="ce1" office:value-type="float" office:value="571.75"/>
          <table:table-cell table:style-name="ce1" office:value-type="float" office:value="296.82"/>
          <table:table-cell table:style-name="ce1" office:value-type="float" office:value="878.31"/>
          <table:table-cell table:style-name="ce1" office:value-type="float" office:value="546.38"/>
          <table:table-cell table:style-name="ce1" office:value-type="float" office:value="331.93"/>
          <table:table-cell table:style-name="ce1" office:value-type="float" office:value="897.89"/>
          <table:table-cell table:style-name="ce1" office:value-type="float" office:value="721.64"/>
          <table:table-cell table:style-name="ce1" office:value-type="float" office:value="176.25"/>
        </table:table-row>
        <table:table-row table:style-name="ro1">
          <table:table-cell table:style-name="ce1" office:value-type="string">
            <text:p>Amazonas</text:p>
          </table:table-cell>
          <table:table-cell table:style-name="ce1" office:value-type="float" office:value="386.44"/>
          <table:table-cell table:style-name="ce1" office:value-type="float" office:value="324.51"/>
          <table:table-cell table:style-name="ce1" office:value-type="float" office:value="61.93"/>
          <table:table-cell table:style-name="ce1" office:value-type="float" office:value="536.46"/>
          <table:table-cell table:style-name="ce1" office:value-type="float" office:value="447.96"/>
          <table:table-cell table:style-name="ce1" office:value-type="float" office:value="88.50"/>
          <table:table-cell table:style-name="ce1" office:value-type="float" office:value="618.46"/>
          <table:table-cell table:style-name="ce1" office:value-type="float" office:value="486.21"/>
          <table:table-cell table:style-name="ce1" office:value-type="float" office:value="132.25"/>
          <table:table-cell table:style-name="ce1" office:value-type="float" office:value="777.59"/>
          <table:table-cell table:style-name="ce1" office:value-type="float" office:value="595.97"/>
          <table:table-cell table:style-name="ce1" office:value-type="float" office:value="181.62"/>
          <table:table-cell table:style-name="ce1" office:value-type="float" office:value="933.51"/>
          <table:table-cell table:style-name="ce1" office:value-type="float" office:value="696.75"/>
          <table:table-cell table:style-name="ce1" office:value-type="float" office:value="236.76"/>
          <table:table-cell table:style-name="ce1" office:value-type="float" office:value="1134.25"/>
          <table:table-cell table:style-name="ce1" office:value-type="float" office:value="798.60"/>
          <table:table-cell table:style-name="ce1" office:value-type="float" office:value="335.65"/>
          <table:table-cell table:style-name="ce1" office:value-type="float" office:value="1274.29"/>
          <table:table-cell table:style-name="ce1" office:value-type="float" office:value="850.40"/>
          <table:table-cell table:style-name="ce1" office:value-type="float" office:value="423.89"/>
        </table:table-row>
        <table:table-row table:style-name="ro1">
          <table:table-cell table:style-name="ce1" office:value-type="string">
            <text:p>Roraima</text:p>
          </table:table-cell>
          <table:table-cell table:style-name="ce1" office:value-type="float" office:value="309.14"/>
          <table:table-cell table:style-name="ce1" office:value-type="float" office:value="288.61"/>
          <table:table-cell table:style-name="ce1" office:value-type="float" office:value="20.53"/>
          <table:table-cell table:style-name="ce1" office:value-type="float" office:value="460.37"/>
          <table:table-cell table:style-name="ce1" office:value-type="float" office:value="403.45"/>
          <table:table-cell table:style-name="ce1" office:value-type="float" office:value="56.91"/>
          <table:table-cell table:style-name="ce1" office:value-type="float" office:value="491.33"/>
          <table:table-cell table:style-name="ce1" office:value-type="float" office:value="409.13"/>
          <table:table-cell table:style-name="ce1" office:value-type="float" office:value="82.19"/>
          <table:table-cell table:style-name="ce1" office:value-type="float" office:value="729.75"/>
          <table:table-cell table:style-name="ce1" office:value-type="float" office:value="610.10"/>
          <table:table-cell table:style-name="ce1" office:value-type="float" office:value="119.65"/>
          <table:table-cell table:style-name="ce1" office:value-type="float" office:value="1837.96"/>
          <table:table-cell table:style-name="ce1" office:value-type="float" office:value="1712.16"/>
          <table:table-cell table:style-name="ce1" office:value-type="float" office:value="125.80"/>
          <table:table-cell table:style-name="ce1" office:value-type="float" office:value="663.94"/>
          <table:table-cell table:style-name="ce1" office:value-type="float" office:value="471.81"/>
          <table:table-cell table:style-name="ce1" office:value-type="float" office:value="192.13"/>
          <table:table-cell table:style-name="ce1" office:value-type="float" office:value="898.32"/>
          <table:table-cell table:style-name="ce1" office:value-type="float" office:value="745.68"/>
          <table:table-cell table:style-name="ce1" office:value-type="float" office:value="152.64"/>
        </table:table-row>
        <table:table-row table:style-name="ro1">
          <table:table-cell table:style-name="ce1" office:value-type="string">
            <text:p>Pará</text:p>
          </table:table-cell>
          <table:table-cell table:style-name="ce1" office:value-type="float" office:value="411.20"/>
          <table:table-cell table:style-name="ce1" office:value-type="float" office:value="357.98"/>
          <table:table-cell table:style-name="ce1" office:value-type="float" office:value="53.22"/>
          <table:table-cell table:style-name="ce1" office:value-type="float" office:value="546.44"/>
          <table:table-cell table:style-name="ce1" office:value-type="float" office:value="453.77"/>
          <table:table-cell table:style-name="ce1" office:value-type="float" office:value="92.67"/>
          <table:table-cell table:style-name="ce1" office:value-type="float" office:value="652.92"/>
          <table:table-cell table:style-name="ce1" office:value-type="float" office:value="522.54"/>
          <table:table-cell table:style-name="ce1" office:value-type="float" office:value="130.38"/>
          <table:table-cell table:style-name="ce1" office:value-type="float" office:value="1027.35"/>
          <table:table-cell table:style-name="ce1" office:value-type="float" office:value="830.99"/>
          <table:table-cell table:style-name="ce1" office:value-type="float" office:value="196.36"/>
          <table:table-cell table:style-name="ce1" office:value-type="float" office:value="1021.96"/>
          <table:table-cell table:style-name="ce1" office:value-type="float" office:value="774.92"/>
          <table:table-cell table:style-name="ce1" office:value-type="float" office:value="247.04"/>
          <table:table-cell table:style-name="ce1" office:value-type="float" office:value="2463.17"/>
          <table:table-cell table:style-name="ce1" office:value-type="float" office:value="1065.56"/>
          <table:table-cell table:style-name="ce1" office:value-type="float" office:value="1397.61"/>
          <table:table-cell table:style-name="ce1" office:value-type="float" office:value="1760.56"/>
          <table:table-cell table:style-name="ce1" office:value-type="float" office:value="1543.28"/>
          <table:table-cell table:style-name="ce1" office:value-type="float" office:value="217.28"/>
        </table:table-row>
        <table:table-row table:style-name="ro1">
          <table:table-cell table:style-name="ce1" office:value-type="string">
            <text:p>Amapá</text:p>
          </table:table-cell>
          <table:table-cell table:style-name="ce1" office:value-type="float" office:value="643.36"/>
          <table:table-cell table:style-name="ce1" office:value-type="float" office:value="540.42"/>
          <table:table-cell table:style-name="ce1" office:value-type="float" office:value="102.93"/>
          <table:table-cell table:style-name="ce1" office:value-type="float" office:value="747.85"/>
          <table:table-cell table:style-name="ce1" office:value-type="float" office:value="617.94"/>
          <table:table-cell table:style-name="ce1" office:value-type="float" office:value="129.91"/>
          <table:table-cell table:style-name="ce1" office:value-type="float" office:value="931.67"/>
          <table:table-cell table:style-name="ce1" office:value-type="float" office:value="758.87"/>
          <table:table-cell table:style-name="ce1" office:value-type="float" office:value="172.80"/>
          <table:table-cell table:style-name="ce1" office:value-type="float" office:value="1207.28"/>
          <table:table-cell table:style-name="ce1" office:value-type="float" office:value="1043.04"/>
          <table:table-cell table:style-name="ce1" office:value-type="float" office:value="164.24"/>
          <table:table-cell table:style-name="ce1" office:value-type="float" office:value="1252.77"/>
          <table:table-cell table:style-name="ce1" office:value-type="float" office:value="886.90"/>
          <table:table-cell table:style-name="ce1" office:value-type="float" office:value="365.87"/>
          <table:table-cell table:style-name="ce1" office:value-type="float" office:value="1733.69"/>
          <table:table-cell table:style-name="ce1" office:value-type="float" office:value="808.27"/>
          <table:table-cell table:style-name="ce1" office:value-type="float" office:value="925.42"/>
          <table:table-cell table:style-name="ce1" office:value-type="float" office:value="1491.99"/>
          <table:table-cell table:style-name="ce1" office:value-type="float" office:value="959.79"/>
          <table:table-cell table:style-name="ce1" office:value-type="float" office:value="532.20"/>
        </table:table-row>
        <table:table-row table:style-name="ro1">
          <table:table-cell table:style-name="ce1" office:value-type="string">
            <text:p>Tocantins</text:p>
          </table:table-cell>
          <table:table-cell table:style-name="ce1" office:value-type="float" office:value="181.80"/>
          <table:table-cell table:style-name="ce1" office:value-type="float" office:value="147.27"/>
          <table:table-cell table:style-name="ce1" office:value-type="float" office:value="34.52"/>
          <table:table-cell table:style-name="ce1" office:value-type="float" office:value="295.17"/>
          <table:table-cell table:style-name="ce1" office:value-type="float" office:value="234.81"/>
          <table:table-cell table:style-name="ce1" office:value-type="float" office:value="60.36"/>
          <table:table-cell table:style-name="ce1" office:value-type="float" office:value="351.87"/>
          <table:table-cell table:style-name="ce1" office:value-type="float" office:value="259.75"/>
          <table:table-cell table:style-name="ce1" office:value-type="float" office:value="92.11"/>
          <table:table-cell table:style-name="ce1" office:value-type="float" office:value="514.12"/>
          <table:table-cell table:style-name="ce1" office:value-type="float" office:value="374.57"/>
          <table:table-cell table:style-name="ce1" office:value-type="float" office:value="139.55"/>
          <table:table-cell table:style-name="ce1" office:value-type="float" office:value="697.99"/>
          <table:table-cell table:style-name="ce1" office:value-type="float" office:value="394.73"/>
          <table:table-cell table:style-name="ce1" office:value-type="float" office:value="303.26"/>
          <table:table-cell table:style-name="ce1" office:value-type="float" office:value="770.28"/>
          <table:table-cell table:style-name="ce1" office:value-type="float" office:value="665.88"/>
          <table:table-cell table:style-name="ce1" office:value-type="float" office:value="104.40"/>
          <table:table-cell table:style-name="ce1" office:value-type="float" office:value="709.70"/>
          <table:table-cell table:style-name="ce1" office:value-type="float" office:value="573.32"/>
          <table:table-cell table:style-name="ce1" office:value-type="float" office:value="136.38"/>
        </table:table-row>
        <table:table-row table:style-name="ro1">
          <table:table-cell table:style-name="ce1" office:value-type="string">
            <text:p>Maranhão</text:p>
          </table:table-cell>
          <table:table-cell table:style-name="ce1" office:value-type="float" office:value="355.40"/>
          <table:table-cell table:style-name="ce1" office:value-type="float" office:value="285.93"/>
          <table:table-cell table:style-name="ce1" office:value-type="float" office:value="69.47"/>
          <table:table-cell table:style-name="ce1" office:value-type="float" office:value="500.85"/>
          <table:table-cell table:style-name="ce1" office:value-type="float" office:value="405.36"/>
          <table:table-cell table:style-name="ce1" office:value-type="float" office:value="95.49"/>
          <table:table-cell table:style-name="ce1" office:value-type="float" office:value="649.10"/>
          <table:table-cell table:style-name="ce1" office:value-type="float" office:value="504.56"/>
          <table:table-cell table:style-name="ce1" office:value-type="float" office:value="144.54"/>
          <table:table-cell table:style-name="ce1" office:value-type="float" office:value="806.06"/>
          <table:table-cell table:style-name="ce1" office:value-type="float" office:value="563.71"/>
          <table:table-cell table:style-name="ce1" office:value-type="float" office:value="242.36"/>
          <table:table-cell table:style-name="ce1" office:value-type="float" office:value="1057.73"/>
          <table:table-cell table:style-name="ce1" office:value-type="float" office:value="842.97"/>
          <table:table-cell table:style-name="ce1" office:value-type="float" office:value="214.75"/>
          <table:table-cell table:style-name="ce1" office:value-type="float" office:value="1083.90"/>
          <table:table-cell table:style-name="ce1" office:value-type="float" office:value="843.59"/>
          <table:table-cell table:style-name="ce1" office:value-type="float" office:value="240.31"/>
          <table:table-cell table:style-name="ce1" office:value-type="float" office:value="1356.94"/>
          <table:table-cell table:style-name="ce1" office:value-type="float" office:value="756.08"/>
          <table:table-cell table:style-name="ce1" office:value-type="float" office:value="600.86"/>
        </table:table-row>
        <table:table-row table:style-name="ro1">
          <table:table-cell table:style-name="ce1" office:value-type="string">
            <text:p>Piauí</text:p>
          </table:table-cell>
          <table:table-cell table:style-name="ce1" office:value-type="float" office:value="425.72"/>
          <table:table-cell table:style-name="ce1" office:value-type="float" office:value="285.49"/>
          <table:table-cell table:style-name="ce1" office:value-type="float" office:value="140.22"/>
          <table:table-cell table:style-name="ce1" office:value-type="float" office:value="583.43"/>
          <table:table-cell table:style-name="ce1" office:value-type="float" office:value="397.25"/>
          <table:table-cell table:style-name="ce1" office:value-type="float" office:value="186.18"/>
          <table:table-cell table:style-name="ce1" office:value-type="float" office:value="760.46"/>
          <table:table-cell table:style-name="ce1" office:value-type="float" office:value="473.69"/>
          <table:table-cell table:style-name="ce1" office:value-type="float" office:value="286.76"/>
          <table:table-cell table:style-name="ce1" office:value-type="float" office:value="1165.61"/>
          <table:table-cell table:style-name="ce1" office:value-type="float" office:value="608.74"/>
          <table:table-cell table:style-name="ce1" office:value-type="float" office:value="556.87"/>
          <table:table-cell table:style-name="ce1" office:value-type="float" office:value="988.60"/>
          <table:table-cell table:style-name="ce1" office:value-type="float" office:value="608.37"/>
          <table:table-cell table:style-name="ce1" office:value-type="float" office:value="380.22"/>
          <table:table-cell table:style-name="ce1" office:value-type="float" office:value="1723.31"/>
          <table:table-cell table:style-name="ce1" office:value-type="float" office:value="1222.34"/>
          <table:table-cell table:style-name="ce1" office:value-type="float" office:value="500.97"/>
          <table:table-cell table:style-name="ce1" office:value-type="float" office:value="2601.41"/>
          <table:table-cell table:style-name="ce1" office:value-type="float" office:value="886.17"/>
          <table:table-cell table:style-name="ce1" office:value-type="float" office:value="1715.24"/>
        </table:table-row>
        <table:table-row table:style-name="ro1">
          <table:table-cell table:style-name="ce1" office:value-type="string">
            <text:p>Ceará</text:p>
          </table:table-cell>
          <table:table-cell table:style-name="ce1" office:value-type="float" office:value="339.64"/>
          <table:table-cell table:style-name="ce1" office:value-type="float" office:value="271.78"/>
          <table:table-cell table:style-name="ce1" office:value-type="float" office:value="67.86"/>
          <table:table-cell table:style-name="ce1" office:value-type="float" office:value="449.39"/>
          <table:table-cell table:style-name="ce1" office:value-type="float" office:value="346.71"/>
          <table:table-cell table:style-name="ce1" office:value-type="float" office:value="102.69"/>
          <table:table-cell table:style-name="ce1" office:value-type="float" office:value="672.62"/>
          <table:table-cell table:style-name="ce1" office:value-type="float" office:value="471.57"/>
          <table:table-cell table:style-name="ce1" office:value-type="float" office:value="201.05"/>
          <table:table-cell table:style-name="ce1" office:value-type="float" office:value="936.21"/>
          <table:table-cell table:style-name="ce1" office:value-type="float" office:value="591.93"/>
          <table:table-cell table:style-name="ce1" office:value-type="float" office:value="344.28"/>
          <table:table-cell table:style-name="ce1" office:value-type="float" office:value="1011.37"/>
          <table:table-cell table:style-name="ce1" office:value-type="float" office:value="540.73"/>
          <table:table-cell table:style-name="ce1" office:value-type="float" office:value="470.64"/>
          <table:table-cell table:style-name="ce1" office:value-type="float" office:value="1296.32"/>
          <table:table-cell table:style-name="ce1" office:value-type="float" office:value="725.24"/>
          <table:table-cell table:style-name="ce1" office:value-type="float" office:value="571.08"/>
          <table:table-cell table:style-name="ce1" office:value-type="float" office:value="1588.62"/>
          <table:table-cell table:style-name="ce1" office:value-type="float" office:value="1094.96"/>
          <table:table-cell table:style-name="ce1" office:value-type="float" office:value="493.66"/>
        </table:table-row>
        <table:table-row table:style-name="ro1">
          <table:table-cell table:style-name="ce1" office:value-type="string">
            <text:p>Rio Grande do Norte</text:p>
          </table:table-cell>
          <table:table-cell table:style-name="ce1" office:value-type="float" office:value="454.58"/>
          <table:table-cell table:style-name="ce1" office:value-type="float" office:value="332.14"/>
          <table:table-cell table:style-name="ce1" office:value-type="float" office:value="122.44"/>
          <table:table-cell table:style-name="ce1" office:value-type="float" office:value="682.87"/>
          <table:table-cell table:style-name="ce1" office:value-type="float" office:value="495.50"/>
          <table:table-cell table:style-name="ce1" office:value-type="float" office:value="187.37"/>
          <table:table-cell table:style-name="ce1" office:value-type="float" office:value="869.46"/>
          <table:table-cell table:style-name="ce1" office:value-type="float" office:value="537.34"/>
          <table:table-cell table:style-name="ce1" office:value-type="float" office:value="332.12"/>
          <table:table-cell table:style-name="ce1" office:value-type="float" office:value="1309.22"/>
          <table:table-cell table:style-name="ce1" office:value-type="float" office:value="731.29"/>
          <table:table-cell table:style-name="ce1" office:value-type="float" office:value="577.93"/>
          <table:table-cell table:style-name="ce1" office:value-type="float" office:value="1552.24"/>
          <table:table-cell table:style-name="ce1" office:value-type="float" office:value="1030.22"/>
          <table:table-cell table:style-name="ce1" office:value-type="float" office:value="522.02"/>
          <table:table-cell table:style-name="ce1" office:value-type="float" office:value="1642.62"/>
          <table:table-cell table:style-name="ce1" office:value-type="float" office:value="862.95"/>
          <table:table-cell table:style-name="ce1" office:value-type="float" office:value="779.67"/>
          <table:table-cell table:style-name="ce1" office:value-type="float" office:value="3922.65"/>
          <table:table-cell table:style-name="ce1" office:value-type="float" office:value="1637.12"/>
          <table:table-cell table:style-name="ce1" office:value-type="float" office:value="2285.53"/>
        </table:table-row>
        <table:table-row table:style-name="ro1">
          <table:table-cell table:style-name="ce1" office:value-type="string">
            <text:p>Paraíba</text:p>
          </table:table-cell>
          <table:table-cell table:style-name="ce1" office:value-type="float" office:value="320.58"/>
          <table:table-cell table:style-name="ce1" office:value-type="float" office:value="264.70"/>
          <table:table-cell table:style-name="ce1" office:value-type="float" office:value="55.88"/>
          <table:table-cell table:style-name="ce1" office:value-type="float" office:value="466.40"/>
          <table:table-cell table:style-name="ce1" office:value-type="float" office:value="375.62"/>
          <table:table-cell table:style-name="ce1" office:value-type="float" office:value="90.78"/>
          <table:table-cell table:style-name="ce1" office:value-type="float" office:value="592.40"/>
          <table:table-cell table:style-name="ce1" office:value-type="float" office:value="429.55"/>
          <table:table-cell table:style-name="ce1" office:value-type="float" office:value="162.85"/>
          <table:table-cell table:style-name="ce1" office:value-type="float" office:value="757.75"/>
          <table:table-cell table:style-name="ce1" office:value-type="float" office:value="530.44"/>
          <table:table-cell table:style-name="ce1" office:value-type="float" office:value="227.31"/>
          <table:table-cell table:style-name="ce1" office:value-type="float" office:value="962.30"/>
          <table:table-cell table:style-name="ce1" office:value-type="float" office:value="650.30"/>
          <table:table-cell table:style-name="ce1" office:value-type="float" office:value="312.01"/>
          <table:table-cell table:style-name="ce1" office:value-type="float" office:value="1317.05"/>
          <table:table-cell table:style-name="ce1" office:value-type="float" office:value="780.71"/>
          <table:table-cell table:style-name="ce1" office:value-type="float" office:value="536.34"/>
          <table:table-cell table:style-name="ce1" office:value-type="float" office:value="2007.01"/>
          <table:table-cell table:style-name="ce1" office:value-type="float" office:value="1044.98"/>
          <table:table-cell table:style-name="ce1" office:value-type="float" office:value="962.03"/>
        </table:table-row>
        <table:table-row table:style-name="ro1">
          <table:table-cell table:style-name="ce1" office:value-type="string">
            <text:p>Pernambuco</text:p>
          </table:table-cell>
          <table:table-cell table:style-name="ce1" office:value-type="float" office:value="344.50"/>
          <table:table-cell table:style-name="ce1" office:value-type="float" office:value="273.21"/>
          <table:table-cell table:style-name="ce1" office:value-type="float" office:value="71.30"/>
          <table:table-cell table:style-name="ce1" office:value-type="float" office:value="486.34"/>
          <table:table-cell table:style-name="ce1" office:value-type="float" office:value="355.10"/>
          <table:table-cell table:style-name="ce1" office:value-type="float" office:value="131.24"/>
          <table:table-cell table:style-name="ce1" office:value-type="float" office:value="688.70"/>
          <table:table-cell table:style-name="ce1" office:value-type="float" office:value="474.38"/>
          <table:table-cell table:style-name="ce1" office:value-type="float" office:value="214.32"/>
          <table:table-cell table:style-name="ce1" office:value-type="float" office:value="944.58"/>
          <table:table-cell table:style-name="ce1" office:value-type="float" office:value="595.22"/>
          <table:table-cell table:style-name="ce1" office:value-type="float" office:value="349.36"/>
          <table:table-cell table:style-name="ce1" office:value-type="float" office:value="1107.40"/>
          <table:table-cell table:style-name="ce1" office:value-type="float" office:value="651.88"/>
          <table:table-cell table:style-name="ce1" office:value-type="float" office:value="455.52"/>
          <table:table-cell table:style-name="ce1" office:value-type="float" office:value="1366.79"/>
          <table:table-cell table:style-name="ce1" office:value-type="float" office:value="662.53"/>
          <table:table-cell table:style-name="ce1" office:value-type="float" office:value="704.26"/>
          <table:table-cell table:style-name="ce1" office:value-type="float" office:value="2106.02"/>
          <table:table-cell table:style-name="ce1" office:value-type="float" office:value="1121.56"/>
          <table:table-cell table:style-name="ce1" office:value-type="float" office:value="984.46"/>
        </table:table-row>
        <table:table-row table:style-name="ro1">
          <table:table-cell table:style-name="ce1" office:value-type="string">
            <text:p>Alagoas</text:p>
          </table:table-cell>
          <table:table-cell table:style-name="ce1" office:value-type="float" office:value="269.13"/>
          <table:table-cell table:style-name="ce1" office:value-type="float" office:value="237.51"/>
          <table:table-cell table:style-name="ce1" office:value-type="float" office:value="31.62"/>
          <table:table-cell table:style-name="ce1" office:value-type="float" office:value="382.08"/>
          <table:table-cell table:style-name="ce1" office:value-type="float" office:value="315.91"/>
          <table:table-cell table:style-name="ce1" office:value-type="float" office:value="66.17"/>
          <table:table-cell table:style-name="ce1" office:value-type="float" office:value="540.63"/>
          <table:table-cell table:style-name="ce1" office:value-type="float" office:value="398.11"/>
          <table:table-cell table:style-name="ce1" office:value-type="float" office:value="142.53"/>
          <table:table-cell table:style-name="ce1" office:value-type="float" office:value="639.89"/>
          <table:table-cell table:style-name="ce1" office:value-type="float" office:value="480.68"/>
          <table:table-cell table:style-name="ce1" office:value-type="float" office:value="159.22"/>
          <table:table-cell table:style-name="ce1" office:value-type="float" office:value="832.50"/>
          <table:table-cell table:style-name="ce1" office:value-type="float" office:value="672.93"/>
          <table:table-cell table:style-name="ce1" office:value-type="float" office:value="159.58"/>
          <table:table-cell table:style-name="ce1" office:value-type="float" office:value="953.16"/>
          <table:table-cell table:style-name="ce1" office:value-type="float" office:value="588.14"/>
          <table:table-cell table:style-name="ce1" office:value-type="float" office:value="365.01"/>
          <table:table-cell table:style-name="ce1" office:value-type="float" office:value="1814.49"/>
          <table:table-cell table:style-name="ce1" office:value-type="float" office:value="681.38"/>
          <table:table-cell table:style-name="ce1" office:value-type="float" office:value="1133.11"/>
        </table:table-row>
        <table:table-row table:style-name="ro1">
          <table:table-cell table:style-name="ce1" office:value-type="string">
            <text:p>Sergipe</text:p>
          </table:table-cell>
          <table:table-cell table:style-name="ce1" office:value-type="float" office:value="405.37"/>
          <table:table-cell table:style-name="ce1" office:value-type="float" office:value="257.16"/>
          <table:table-cell table:style-name="ce1" office:value-type="float" office:value="148.21"/>
          <table:table-cell table:style-name="ce1" office:value-type="float" office:value="621.48"/>
          <table:table-cell table:style-name="ce1" office:value-type="float" office:value="328.05"/>
          <table:table-cell table:style-name="ce1" office:value-type="float" office:value="293.43"/>
          <table:table-cell table:style-name="ce1" office:value-type="float" office:value="927.25"/>
          <table:table-cell table:style-name="ce1" office:value-type="float" office:value="439.80"/>
          <table:table-cell table:style-name="ce1" office:value-type="float" office:value="487.45"/>
          <table:table-cell table:style-name="ce1" office:value-type="float" office:value="1333.91"/>
          <table:table-cell table:style-name="ce1" office:value-type="float" office:value="700.98"/>
          <table:table-cell table:style-name="ce1" office:value-type="float" office:value="632.93"/>
          <table:table-cell table:style-name="ce1" office:value-type="float" office:value="1170.77"/>
          <table:table-cell table:style-name="ce1" office:value-type="float" office:value="617.74"/>
          <table:table-cell table:style-name="ce1" office:value-type="float" office:value="553.03"/>
          <table:table-cell table:style-name="ce1" office:value-type="float" office:value="1511.13"/>
          <table:table-cell table:style-name="ce1" office:value-type="float" office:value="846.92"/>
          <table:table-cell table:style-name="ce1" office:value-type="float" office:value="664.20"/>
          <table:table-cell table:style-name="ce1" office:value-type="float" office:value="2162.40"/>
          <table:table-cell table:style-name="ce1" office:value-type="float" office:value="669.83"/>
          <table:table-cell table:style-name="ce1" office:value-type="float" office:value="1492.57"/>
        </table:table-row>
        <table:table-row table:style-name="ro1">
          <table:table-cell table:style-name="ce1" office:value-type="string">
            <text:p>Bahia</text:p>
          </table:table-cell>
          <table:table-cell table:style-name="ce1" office:value-type="float" office:value="350.18"/>
          <table:table-cell table:style-name="ce1" office:value-type="float" office:value="264.82"/>
          <table:table-cell table:style-name="ce1" office:value-type="float" office:value="85.36"/>
          <table:table-cell table:style-name="ce1" office:value-type="float" office:value="534.74"/>
          <table:table-cell table:style-name="ce1" office:value-type="float" office:value="370.68"/>
          <table:table-cell table:style-name="ce1" office:value-type="float" office:value="164.06"/>
          <table:table-cell table:style-name="ce1" office:value-type="float" office:value="778.11"/>
          <table:table-cell table:style-name="ce1" office:value-type="float" office:value="464.01"/>
          <table:table-cell table:style-name="ce1" office:value-type="float" office:value="314.09"/>
          <table:table-cell table:style-name="ce1" office:value-type="float" office:value="1000.31"/>
          <table:table-cell table:style-name="ce1" office:value-type="float" office:value="551.67"/>
          <table:table-cell table:style-name="ce1" office:value-type="float" office:value="448.65"/>
          <table:table-cell table:style-name="ce1" office:value-type="float" office:value="1032.27"/>
          <table:table-cell table:style-name="ce1" office:value-type="float" office:value="614.03"/>
          <table:table-cell table:style-name="ce1" office:value-type="float" office:value="418.23"/>
          <table:table-cell table:style-name="ce1" office:value-type="float" office:value="1705.04"/>
          <table:table-cell table:style-name="ce1" office:value-type="float" office:value="960.08"/>
          <table:table-cell table:style-name="ce1" office:value-type="float" office:value="744.95"/>
          <table:table-cell table:style-name="ce1" office:value-type="float" office:value="2587.56"/>
          <table:table-cell table:style-name="ce1" office:value-type="float" office:value="1413.25"/>
          <table:table-cell table:style-name="ce1" office:value-type="float" office:value="1174.31"/>
        </table:table-row>
        <table:table-row table:style-name="ro1">
          <table:table-cell table:style-name="ce1" office:value-type="string">
            <text:p>Minas Gerais</text:p>
          </table:table-cell>
          <table:table-cell table:style-name="ce1" office:value-type="float" office:value="327.38"/>
          <table:table-cell table:style-name="ce1" office:value-type="float" office:value="233.71"/>
          <table:table-cell table:style-name="ce1" office:value-type="float" office:value="93.67"/>
          <table:table-cell table:style-name="ce1" office:value-type="float" office:value="470.26"/>
          <table:table-cell table:style-name="ce1" office:value-type="float" office:value="310.48"/>
          <table:table-cell table:style-name="ce1" office:value-type="float" office:value="159.78"/>
          <table:table-cell table:style-name="ce1" office:value-type="float" office:value="682.91"/>
          <table:table-cell table:style-name="ce1" office:value-type="float" office:value="432.82"/>
          <table:table-cell table:style-name="ce1" office:value-type="float" office:value="250.09"/>
          <table:table-cell table:style-name="ce1" office:value-type="float" office:value="965.76"/>
          <table:table-cell table:style-name="ce1" office:value-type="float" office:value="562.13"/>
          <table:table-cell table:style-name="ce1" office:value-type="float" office:value="403.63"/>
          <table:table-cell table:style-name="ce1" office:value-type="float" office:value="1183.04"/>
          <table:table-cell table:style-name="ce1" office:value-type="float" office:value="664.21"/>
          <table:table-cell table:style-name="ce1" office:value-type="float" office:value="518.82"/>
          <table:table-cell table:style-name="ce1" office:value-type="float" office:value="1511.11"/>
          <table:table-cell table:style-name="ce1" office:value-type="float" office:value="784.44"/>
          <table:table-cell table:style-name="ce1" office:value-type="float" office:value="726.67"/>
          <table:table-cell table:style-name="ce1" office:value-type="float" office:value="2111.32"/>
          <table:table-cell table:style-name="ce1" office:value-type="float" office:value="1013.62"/>
          <table:table-cell table:style-name="ce1" office:value-type="float" office:value="1097.70"/>
        </table:table-row>
        <table:table-row table:style-name="ro1">
          <table:table-cell table:style-name="ce1" office:value-type="string">
            <text:p>Espírito Santo</text:p>
          </table:table-cell>
          <table:table-cell table:style-name="ce1" office:value-type="float" office:value="225.66"/>
          <table:table-cell table:style-name="ce1" office:value-type="float" office:value="178.02"/>
          <table:table-cell table:style-name="ce1" office:value-type="float" office:value="47.64"/>
          <table:table-cell table:style-name="ce1" office:value-type="float" office:value="308.44"/>
          <table:table-cell table:style-name="ce1" office:value-type="float" office:value="223.00"/>
          <table:table-cell table:style-name="ce1" office:value-type="float" office:value="85.44"/>
          <table:table-cell table:style-name="ce1" office:value-type="float" office:value="484.72"/>
          <table:table-cell table:style-name="ce1" office:value-type="float" office:value="340.50"/>
          <table:table-cell table:style-name="ce1" office:value-type="float" office:value="144.21"/>
          <table:table-cell table:style-name="ce1" office:value-type="float" office:value="634.68"/>
          <table:table-cell table:style-name="ce1" office:value-type="float" office:value="414.22"/>
          <table:table-cell table:style-name="ce1" office:value-type="float" office:value="220.45"/>
          <table:table-cell table:style-name="ce1" office:value-type="float" office:value="783.47"/>
          <table:table-cell table:style-name="ce1" office:value-type="float" office:value="528.18"/>
          <table:table-cell table:style-name="ce1" office:value-type="float" office:value="255.29"/>
          <table:table-cell table:style-name="ce1" office:value-type="float" office:value="1096.40"/>
          <table:table-cell table:style-name="ce1" office:value-type="float" office:value="718.66"/>
          <table:table-cell table:style-name="ce1" office:value-type="float" office:value="377.73"/>
          <table:table-cell table:style-name="ce1" office:value-type="float" office:value="1516.07"/>
          <table:table-cell table:style-name="ce1" office:value-type="float" office:value="758.77"/>
          <table:table-cell table:style-name="ce1" office:value-type="float" office:value="757.30"/>
        </table:table-row>
        <table:table-row table:style-name="ro1">
          <table:table-cell table:style-name="ce1" office:value-type="string">
            <text:p>Rio de Janeiro</text:p>
          </table:table-cell>
          <table:table-cell table:style-name="ce1" office:value-type="float" office:value="275.91"/>
          <table:table-cell table:style-name="ce1" office:value-type="float" office:value="242.39"/>
          <table:table-cell table:style-name="ce1" office:value-type="float" office:value="33.52"/>
          <table:table-cell table:style-name="ce1" office:value-type="float" office:value="373.29"/>
          <table:table-cell table:style-name="ce1" office:value-type="float" office:value="304.42"/>
          <table:table-cell table:style-name="ce1" office:value-type="float" office:value="68.87"/>
          <table:table-cell table:style-name="ce1" office:value-type="float" office:value="553.66"/>
          <table:table-cell table:style-name="ce1" office:value-type="float" office:value="413.80"/>
          <table:table-cell table:style-name="ce1" office:value-type="float" office:value="139.86"/>
          <table:table-cell table:style-name="ce1" office:value-type="float" office:value="720.58"/>
          <table:table-cell table:style-name="ce1" office:value-type="float" office:value="495.16"/>
          <table:table-cell table:style-name="ce1" office:value-type="float" office:value="225.42"/>
          <table:table-cell table:style-name="ce1" office:value-type="float" office:value="1075.60"/>
          <table:table-cell table:style-name="ce1" office:value-type="float" office:value="662.75"/>
          <table:table-cell table:style-name="ce1" office:value-type="float" office:value="412.85"/>
          <table:table-cell table:style-name="ce1" office:value-type="float" office:value="1403.07"/>
          <table:table-cell table:style-name="ce1" office:value-type="float" office:value="726.62"/>
          <table:table-cell table:style-name="ce1" office:value-type="float" office:value="676.45"/>
          <table:table-cell table:style-name="ce1" office:value-type="float" office:value="2267.87"/>
          <table:table-cell table:style-name="ce1" office:value-type="float" office:value="1062.87"/>
          <table:table-cell table:style-name="ce1" office:value-type="float" office:value="1205.01"/>
        </table:table-row>
        <table:table-row table:style-name="ro1">
          <table:table-cell table:style-name="ce1" office:value-type="string">
            <text:p>São Paulo</text:p>
          </table:table-cell>
          <table:table-cell table:style-name="ce1" office:value-type="float" office:value="297.23"/>
          <table:table-cell table:style-name="ce1" office:value-type="float" office:value="246.59"/>
          <table:table-cell table:style-name="ce1" office:value-type="float" office:value="50.64"/>
          <table:table-cell table:style-name="ce1" office:value-type="float" office:value="388.88"/>
          <table:table-cell table:style-name="ce1" office:value-type="float" office:value="298.87"/>
          <table:table-cell table:style-name="ce1" office:value-type="float" office:value="90.02"/>
          <table:table-cell table:style-name="ce1" office:value-type="float" office:value="589.26"/>
          <table:table-cell table:style-name="ce1" office:value-type="float" office:value="440.82"/>
          <table:table-cell table:style-name="ce1" office:value-type="float" office:value="148.45"/>
          <table:table-cell table:style-name="ce1" office:value-type="float" office:value="847.41"/>
          <table:table-cell table:style-name="ce1" office:value-type="float" office:value="558.04"/>
          <table:table-cell table:style-name="ce1" office:value-type="float" office:value="289.37"/>
          <table:table-cell table:style-name="ce1" office:value-type="float" office:value="1207.80"/>
          <table:table-cell table:style-name="ce1" office:value-type="float" office:value="758.60"/>
          <table:table-cell table:style-name="ce1" office:value-type="float" office:value="449.20"/>
          <table:table-cell table:style-name="ce1" office:value-type="float" office:value="1515.31"/>
          <table:table-cell table:style-name="ce1" office:value-type="float" office:value="927.99"/>
          <table:table-cell table:style-name="ce1" office:value-type="float" office:value="587.33"/>
          <table:table-cell table:style-name="ce1" office:value-type="float" office:value="2217.69"/>
          <table:table-cell table:style-name="ce1" office:value-type="float" office:value="1044.08"/>
          <table:table-cell table:style-name="ce1" office:value-type="float" office:value="1173.61"/>
        </table:table-row>
        <table:table-row table:style-name="ro1">
          <table:table-cell table:style-name="ce1" office:value-type="string">
            <text:p>Paraná</text:p>
          </table:table-cell>
          <table:table-cell table:style-name="ce1" office:value-type="float" office:value="282.30"/>
          <table:table-cell table:style-name="ce1" office:value-type="float" office:value="234.68"/>
          <table:table-cell table:style-name="ce1" office:value-type="float" office:value="47.62"/>
          <table:table-cell table:style-name="ce1" office:value-type="float" office:value="364.60"/>
          <table:table-cell table:style-name="ce1" office:value-type="float" office:value="277.15"/>
          <table:table-cell table:style-name="ce1" office:value-type="float" office:value="87.45"/>
          <table:table-cell table:style-name="ce1" office:value-type="float" office:value="594.64"/>
          <table:table-cell table:style-name="ce1" office:value-type="float" office:value="441.02"/>
          <table:table-cell table:style-name="ce1" office:value-type="float" office:value="153.61"/>
          <table:table-cell table:style-name="ce1" office:value-type="float" office:value="829.12"/>
          <table:table-cell table:style-name="ce1" office:value-type="float" office:value="554.28"/>
          <table:table-cell table:style-name="ce1" office:value-type="float" office:value="274.84"/>
          <table:table-cell table:style-name="ce1" office:value-type="float" office:value="1164.43"/>
          <table:table-cell table:style-name="ce1" office:value-type="float" office:value="755.59"/>
          <table:table-cell table:style-name="ce1" office:value-type="float" office:value="408.84"/>
          <table:table-cell table:style-name="ce1" office:value-type="float" office:value="1456.71"/>
          <table:table-cell table:style-name="ce1" office:value-type="float" office:value="899.55"/>
          <table:table-cell table:style-name="ce1" office:value-type="float" office:value="557.16"/>
          <table:table-cell table:style-name="ce1" office:value-type="float" office:value="2062.82"/>
          <table:table-cell table:style-name="ce1" office:value-type="float" office:value="1154.46"/>
          <table:table-cell table:style-name="ce1" office:value-type="float" office:value="908.36"/>
        </table:table-row>
        <table:table-row table:style-name="ro1">
          <table:table-cell table:style-name="ce1" office:value-type="string">
            <text:p>Santa Catarina</text:p>
          </table:table-cell>
          <table:table-cell table:style-name="ce1" office:value-type="float" office:value="358.42"/>
          <table:table-cell table:style-name="ce1" office:value-type="float" office:value="293.90"/>
          <table:table-cell table:style-name="ce1" office:value-type="float" office:value="64.52"/>
          <table:table-cell table:style-name="ce1" office:value-type="float" office:value="483.26"/>
          <table:table-cell table:style-name="ce1" office:value-type="float" office:value="396.84"/>
          <table:table-cell table:style-name="ce1" office:value-type="float" office:value="86.42"/>
          <table:table-cell table:style-name="ce1" office:value-type="float" office:value="595.04"/>
          <table:table-cell table:style-name="ce1" office:value-type="float" office:value="459.09"/>
          <table:table-cell table:style-name="ce1" office:value-type="float" office:value="135.95"/>
          <table:table-cell table:style-name="ce1" office:value-type="float" office:value="854.41"/>
          <table:table-cell table:style-name="ce1" office:value-type="float" office:value="620.00"/>
          <table:table-cell table:style-name="ce1" office:value-type="float" office:value="234.40"/>
          <table:table-cell table:style-name="ce1" office:value-type="float" office:value="1076.38"/>
          <table:table-cell table:style-name="ce1" office:value-type="float" office:value="667.60"/>
          <table:table-cell table:style-name="ce1" office:value-type="float" office:value="408.78"/>
          <table:table-cell table:style-name="ce1" office:value-type="float" office:value="1450.36"/>
          <table:table-cell table:style-name="ce1" office:value-type="float" office:value="831.63"/>
          <table:table-cell table:style-name="ce1" office:value-type="float" office:value="618.73"/>
          <table:table-cell table:style-name="ce1" office:value-type="float" office:value="1609.41"/>
          <table:table-cell table:style-name="ce1" office:value-type="float" office:value="981.03"/>
          <table:table-cell table:style-name="ce1" office:value-type="float" office:value="628.39"/>
        </table:table-row>
        <table:table-row table:style-name="ro1">
          <table:table-cell table:style-name="ce1" office:value-type="string">
            <text:p>Rio Grande do Sul</text:p>
          </table:table-cell>
          <table:table-cell table:style-name="ce1" office:value-type="float" office:value="314.88"/>
          <table:table-cell table:style-name="ce1" office:value-type="float" office:value="248.57"/>
          <table:table-cell table:style-name="ce1" office:value-type="float" office:value="66.32"/>
          <table:table-cell table:style-name="ce1" office:value-type="float" office:value="433.73"/>
          <table:table-cell table:style-name="ce1" office:value-type="float" office:value="339.91"/>
          <table:table-cell table:style-name="ce1" office:value-type="float" office:value="93.82"/>
          <table:table-cell table:style-name="ce1" office:value-type="float" office:value="630.77"/>
          <table:table-cell table:style-name="ce1" office:value-type="float" office:value="440.32"/>
          <table:table-cell table:style-name="ce1" office:value-type="float" office:value="190.45"/>
          <table:table-cell table:style-name="ce1" office:value-type="float" office:value="862.44"/>
          <table:table-cell table:style-name="ce1" office:value-type="float" office:value="534.63"/>
          <table:table-cell table:style-name="ce1" office:value-type="float" office:value="327.81"/>
          <table:table-cell table:style-name="ce1" office:value-type="float" office:value="1214.03"/>
          <table:table-cell table:style-name="ce1" office:value-type="float" office:value="760.46"/>
          <table:table-cell table:style-name="ce1" office:value-type="float" office:value="453.58"/>
          <table:table-cell table:style-name="ce1" office:value-type="float" office:value="1499.12"/>
          <table:table-cell table:style-name="ce1" office:value-type="float" office:value="835.10"/>
          <table:table-cell table:style-name="ce1" office:value-type="float" office:value="664.03"/>
          <table:table-cell table:style-name="ce1" office:value-type="float" office:value="2063.73"/>
          <table:table-cell table:style-name="ce1" office:value-type="float" office:value="1253.49"/>
          <table:table-cell table:style-name="ce1" office:value-type="float" office:value="810.23"/>
        </table:table-row>
        <table:table-row table:style-name="ro1">
          <table:table-cell table:style-name="ce1" office:value-type="string">
            <text:p>Mato Grosso do Sul</text:p>
          </table:table-cell>
          <table:table-cell table:style-name="ce1" office:value-type="float" office:value="331.91"/>
          <table:table-cell table:style-name="ce1" office:value-type="float" office:value="210.21"/>
          <table:table-cell table:style-name="ce1" office:value-type="float" office:value="121.69"/>
          <table:table-cell table:style-name="ce1" office:value-type="float" office:value="544.75"/>
          <table:table-cell table:style-name="ce1" office:value-type="float" office:value="331.10"/>
          <table:table-cell table:style-name="ce1" office:value-type="float" office:value="213.65"/>
          <table:table-cell table:style-name="ce1" office:value-type="float" office:value="798.39"/>
          <table:table-cell table:style-name="ce1" office:value-type="float" office:value="457.30"/>
          <table:table-cell table:style-name="ce1" office:value-type="float" office:value="341.09"/>
          <table:table-cell table:style-name="ce1" office:value-type="float" office:value="1162.59"/>
          <table:table-cell table:style-name="ce1" office:value-type="float" office:value="639.95"/>
          <table:table-cell table:style-name="ce1" office:value-type="float" office:value="522.64"/>
          <table:table-cell table:style-name="ce1" office:value-type="float" office:value="1158.10"/>
          <table:table-cell table:style-name="ce1" office:value-type="float" office:value="632.47"/>
          <table:table-cell table:style-name="ce1" office:value-type="float" office:value="525.63"/>
          <table:table-cell table:style-name="ce1" office:value-type="float" office:value="1524.81"/>
          <table:table-cell table:style-name="ce1" office:value-type="float" office:value="910.89"/>
          <table:table-cell table:style-name="ce1" office:value-type="float" office:value="613.92"/>
          <table:table-cell table:style-name="ce1" office:value-type="float" office:value="1759.50"/>
          <table:table-cell table:style-name="ce1" office:value-type="float" office:value="1031.10"/>
          <table:table-cell table:style-name="ce1" office:value-type="float" office:value="728.40"/>
        </table:table-row>
        <table:table-row table:style-name="ro1">
          <table:table-cell table:style-name="ce1" office:value-type="string">
            <text:p>Mato Grosso</text:p>
          </table:table-cell>
          <table:table-cell table:style-name="ce1" office:value-type="float" office:value="309.53"/>
          <table:table-cell table:style-name="ce1" office:value-type="float" office:value="220.52"/>
          <table:table-cell table:style-name="ce1" office:value-type="float" office:value="89.02"/>
          <table:table-cell table:style-name="ce1" office:value-type="float" office:value="467.46"/>
          <table:table-cell table:style-name="ce1" office:value-type="float" office:value="275.71"/>
          <table:table-cell table:style-name="ce1" office:value-type="float" office:value="191.75"/>
          <table:table-cell table:style-name="ce1" office:value-type="float" office:value="734.14"/>
          <table:table-cell table:style-name="ce1" office:value-type="float" office:value="473.20"/>
          <table:table-cell table:style-name="ce1" office:value-type="float" office:value="260.94"/>
          <table:table-cell table:style-name="ce1" office:value-type="float" office:value="931.64"/>
          <table:table-cell table:style-name="ce1" office:value-type="float" office:value="563.69"/>
          <table:table-cell table:style-name="ce1" office:value-type="float" office:value="367.94"/>
          <table:table-cell table:style-name="ce1" office:value-type="float" office:value="1080.82"/>
          <table:table-cell table:style-name="ce1" office:value-type="float" office:value="645.37"/>
          <table:table-cell table:style-name="ce1" office:value-type="float" office:value="435.44"/>
          <table:table-cell table:style-name="ce1" office:value-type="float" office:value="1530.53"/>
          <table:table-cell table:style-name="ce1" office:value-type="float" office:value="817.82"/>
          <table:table-cell table:style-name="ce1" office:value-type="float" office:value="712.71"/>
          <table:table-cell table:style-name="ce1" office:value-type="float" office:value="2233.34"/>
          <table:table-cell table:style-name="ce1" office:value-type="float" office:value="1192.45"/>
          <table:table-cell table:style-name="ce1" office:value-type="float" office:value="1040.90"/>
        </table:table-row>
        <table:table-row table:style-name="ro1">
          <table:table-cell table:style-name="ce1" office:value-type="string">
            <text:p>Goiás</text:p>
          </table:table-cell>
          <table:table-cell table:style-name="ce1" office:value-type="float" office:value="276.62"/>
          <table:table-cell table:style-name="ce1" office:value-type="float" office:value="207.96"/>
          <table:table-cell table:style-name="ce1" office:value-type="float" office:value="68.66"/>
          <table:table-cell table:style-name="ce1" office:value-type="float" office:value="445.91"/>
          <table:table-cell table:style-name="ce1" office:value-type="float" office:value="318.72"/>
          <table:table-cell table:style-name="ce1" office:value-type="float" office:value="127.18"/>
          <table:table-cell table:style-name="ce1" office:value-type="float" office:value="635.55"/>
          <table:table-cell table:style-name="ce1" office:value-type="float" office:value="412.37"/>
          <table:table-cell table:style-name="ce1" office:value-type="float" office:value="223.19"/>
          <table:table-cell table:style-name="ce1" office:value-type="float" office:value="864.97"/>
          <table:table-cell table:style-name="ce1" office:value-type="float" office:value="528.45"/>
          <table:table-cell table:style-name="ce1" office:value-type="float" office:value="336.52"/>
          <table:table-cell table:style-name="ce1" office:value-type="float" office:value="1226.11"/>
          <table:table-cell table:style-name="ce1" office:value-type="float" office:value="825.72"/>
          <table:table-cell table:style-name="ce1" office:value-type="float" office:value="400.39"/>
          <table:table-cell table:style-name="ce1" office:value-type="float" office:value="1301.29"/>
          <table:table-cell table:style-name="ce1" office:value-type="float" office:value="881.11"/>
          <table:table-cell table:style-name="ce1" office:value-type="float" office:value="420.18"/>
          <table:table-cell table:style-name="ce1" office:value-type="float" office:value="1887.61"/>
          <table:table-cell table:style-name="ce1" office:value-type="float" office:value="1030.03"/>
          <table:table-cell table:style-name="ce1" office:value-type="float" office:value="857.58"/>
        </table:table-row>
        <table:table-row table:style-name="ro1">
          <table:table-cell table:style-name="ce1" office:value-type="string">
            <text:p>Distrito Federal</text:p>
          </table:table-cell>
          <table:table-cell table:style-name="ce1" office:value-type="float" office:value="327.16"/>
          <table:table-cell table:style-name="ce1" office:value-type="float" office:value="234.69"/>
          <table:table-cell table:style-name="ce1" office:value-type="float" office:value="92.48"/>
          <table:table-cell table:style-name="ce1" office:value-type="float" office:value="359.25"/>
          <table:table-cell table:style-name="ce1" office:value-type="float" office:value="270.49"/>
          <table:table-cell table:style-name="ce1" office:value-type="float" office:value="88.76"/>
          <table:table-cell table:style-name="ce1" office:value-type="float" office:value="587.35"/>
          <table:table-cell table:style-name="ce1" office:value-type="float" office:value="404.41"/>
          <table:table-cell table:style-name="ce1" office:value-type="float" office:value="182.94"/>
          <table:table-cell table:style-name="ce1" office:value-type="float" office:value="713.59"/>
          <table:table-cell table:style-name="ce1" office:value-type="float" office:value="453.71"/>
          <table:table-cell table:style-name="ce1" office:value-type="float" office:value="259.88"/>
          <table:table-cell table:style-name="ce1" office:value-type="float" office:value="1104.46"/>
          <table:table-cell table:style-name="ce1" office:value-type="float" office:value="682.00"/>
          <table:table-cell table:style-name="ce1" office:value-type="float" office:value="422.45"/>
          <table:table-cell table:style-name="ce1" office:value-type="float" office:value="1441.89"/>
          <table:table-cell table:style-name="ce1" office:value-type="float" office:value="803.81"/>
          <table:table-cell table:style-name="ce1" office:value-type="float" office:value="638.08"/>
          <table:table-cell table:style-name="ce1" office:value-type="float" office:value="1813.31"/>
          <table:table-cell table:style-name="ce1" office:value-type="float" office:value="889.69"/>
          <table:table-cell table:style-name="ce1" office:value-type="float" office:value="923.62"/>
        </table:table-row>
        <table:table-row table:style-name="ro1">
          <table:table-cell table:style-name="ce1" office:value-type="string">
            <text:p>Fonte: IBGE - Pesquisa de Orçamentos Familiares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</table:table>
      <table:table table:style-name="ta1" table:name="Notas">
        <table:table-row table:style-name="ro1">
          <table:table-cell table:style-name="ce1" office:value-type="string">
            <text:p>Notas</text:p>
          </table:table-cell>
        </table:table-row>
        <table:table-row table:style-name="ro1">
          <table:table-cell table:style-name="ce1" office:value-type="string">
            <text:p>1 - O termo família está sendo utilizado para indicar a unidade de investigação da pesquisa "Unidade de Consumo".</text:p>
          </table:table-cell>
        </table:table-row>
        <table:table-row table:style-name="ro1">
          <table:table-cell table:style-name="ce1" office:value-type="string">
            <text:p>2 - A classificação Classes de rendimento total e variação patrimonial mensal familiar inclui os rendimentos monetário, não-monetários e variação patrimonial.</text:p>
          </table:table-cell>
        </table:table-row>
        <table:table-row table:style-name="ro1">
          <table:table-cell table:style-name="ce1" office:value-type="string">
            <text:p>3 - A categoria Até 1.908 Reais inclui as famílias Sem rendiment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IBGE/SIDRA/1.0</meta:generator>
    <dc:creator>API Sidra</dc:creator>
    <dc:date>2017-06-29T12:21:58.000Z</dc:date>
  </office:meta>
</office:document-meta>
</file>